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F0000000A9CB1102DF.png" manifest:media-type="image/png"/>
  <manifest:file-entry manifest:full-path="Pictures/1000000000000186000000A9A68772D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frame draw:style-name="gr1" draw:text-style-name="P1" draw:layer="layout" svg:width="10.318cm" svg:height="4.47cm" svg:x="0cm" svg:y="2.118cm">
          <draw:image xlink:href="Pictures/1000000000000186000000A9A68772D7.png" xlink:type="simple" xlink:show="embed" xlink:actuate="onLoad">
            <text:p/>
          </draw:image>
        </draw:frame>
        <draw:frame draw:style-name="gr1" draw:text-style-name="P1" draw:layer="layout" svg:width="6.349cm" svg:height="4.47cm" svg:x="11.16cm" svg:y="2.118cm">
          <draw:image xlink:href="Pictures/10000000000000F0000000A9CB1102DF.png" xlink:type="simple" xlink:show="embed" xlink:actuate="onLoad">
            <text:p/>
          </draw:image>
        </draw:frame>
        <draw:line draw:name="ding" draw:style-name="gr2" draw:text-style-name="P1" draw:layer="layout" svg:x1="8.62cm" svg:y1="4.175cm" svg:x2="11.16cm" svg:y2="4.17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5:18:34</meta:creation-date>
    <dc:date>2012-09-09T15:27:35</dc:date>
    <meta:editing-duration>PT9M6S</meta:editing-duration>
    <meta:editing-cycles>1</meta:editing-cycles>
    <meta:document-statistic meta:object-count="3"/>
    <meta:generator>LibreOffice/3.4$Linux LibreOffice_project/340m1$Build-402</meta:generator>
  </office:meta>
</office:document-meta>
</file>